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margin-left="0.25in" fo:margin-right="0in" fo:text-indent="0in" style:auto-text-indent="false"/>
    </style:style>
    <style:style style:name="P2" style:family="paragraph" style:parent-style-name="HTML_20_Preformatted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HTML_20_Preformatted">
      <style:paragraph-properties fo:margin-left="0.25in" fo:margin-right="0in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Normal_20__28_Web_29_">
      <style:paragraph-properties fo:margin-left="0in" fo:margin-right="0in" fo:text-indent="0.25in" style:auto-text-indent="false"/>
    </style:style>
    <style:style style:name="P5" style:family="paragraph" style:parent-style-name="Standard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loext:graphic-properties draw:fill="solid" draw:fill-color="#ffffff" draw:opacity="100%"/>
      <style:paragraph-properties fo:margin-top="0in" fo:margin-bottom="0.1043in" loext:contextual-spacing="false" fo:line-height="100%" fo:background-color="#ffffff"/>
    </style:style>
    <style:style style:name="P8" style:family="paragraph" style:parent-style-name="Standard">
      <loext:graphic-properties draw:fill="solid" draw:fill-color="#ffffff" draw:opacity="100%"/>
      <style:paragraph-properties fo:margin-left="0.5in" fo:margin-right="0in" fo:margin-top="0in" fo:margin-bottom="0in" loext:contextual-spacing="false" fo:line-height="100%" fo:text-indent="0in" style:auto-text-indent="false" fo:background-color="#ffffff"/>
    </style:style>
    <style:style style:name="P9" style:family="paragraph" style:parent-style-name="HTML_20_Preformatted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HTML_20_Preformatted">
      <style:paragraph-properties fo:margin-left="0.25in" fo:margin-right="0in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List_20_Paragraph" style:list-style-name="WWNum10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15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loext:graphic-properties draw:fill="solid" draw:fill-color="#ffffff" draw:opacity="100%"/>
      <style:paragraph-properties fo:margin-top="0in" fo:margin-bottom="0.1043in" loext:contextual-spacing="false" fo:line-height="100%" fo:background-color="#ffffff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cbe12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3pt" style:font-size-asian="13pt" style:font-name-complex="Times New Roman1" style:font-size-complex="13pt"/>
    </style:style>
    <style:style style:name="T7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8" style:family="text">
      <style:text-properties fo:color="#7f0055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0" style:family="text">
      <style:text-properties fo:color="#000000" style:font-name="Times New Roman" fo:font-size="12pt" style:font-size-asian="12pt" style:font-name-complex="Times New Roman1" style:font-size-complex="12pt" style:font-weight-complex="bold"/>
    </style:style>
    <style:style style:name="T11" style:family="text">
      <style:text-properties fo:color="#000000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2" style:family="text">
      <style:text-properties fo:color="#000000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13" style:family="text">
      <style:text-properties fo:color="#000000" style:font-name="Consolas" fo:font-size="10pt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AVA Assignment- based on variables</text:p>
      <text:p text:style-name="P4">1. What is the output of this program?</text:p>
      <text:p text:style-name="P1"><text:span text:style-name="T1"><text:s text:c="4"/></text:span><text:span text:style-name="kw1"><text:span text:style-name="T1">class</text:span></text:span><text:span text:style-name="T1"> box </text:span><text:span text:style-name="br0"><text:span text:style-name="T1">{</text:span></text:span></text:p>
      <text:p text:style-name="P1"><text:span text:style-name="T1"><text:s text:c="8"/></text:span><text:span text:style-name="kw4"><text:span text:style-name="T1">int</text:span></text:span><text:span text:style-name="T1"> width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height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length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volume</text:span><text:span text:style-name="sy0"><text:span text:style-name="T1">;</text:span></text:span></text:p>
      <text:p text:style-name="P2"><text:s text:c="6"/></text:p>
      <text:p text:style-name="P1"><text:span text:style-name="T1"><text:s text:c="8"/></text:span><text:span text:style-name="kw4"><text:span text:style-name="T1">void</text:span></text:span><text:span text:style-name="T1"> volume</text:span><text:span text:style-name="br0"><text:span text:style-name="T1">(a,b,c)</text:span></text:span><text:span text:style-name="T1"> </text:span><text:span text:style-name="br0"><text:span text:style-name="T1">{</text:span></text:span></text:p>
      <text:p text:style-name="P1"><text:span text:style-name="T1"><text:s text:c="13"/>volume </text:span><text:span text:style-name="sy0"><text:span text:style-name="T1">=</text:span></text:span><text:span text:style-name="T1"> width</text:span><text:span text:style-name="sy0"><text:span text:style-name="T1">*</text:span></text:span><text:span text:style-name="T1">height</text:span><text:span text:style-name="sy0"><text:span text:style-name="T1">*</text:span></text:span><text:span text:style-name="T1">length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text:span text:style-name="T1"> </text:span></text:p>
      <text:p text:style-name="P1"><text:span text:style-name="T1"><text:s text:c="4"/></text:span><text:span text:style-name="br0"><text:span text:style-name="T1">}</text:span></text:span><text:span text:style-name="T1"> <text:s text:c="3"/></text:span></text:p>
      <text:p text:style-name="P1"><text:span text:style-name="T1"><text:s text:c="4"/></text:span><text:span text:style-name="kw1"><text:span text:style-name="T1">class</text:span></text:span><text:span text:style-name="T1"> constructor_output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box obj </text:span><text:span text:style-name="sy0"><text:span text:style-name="T1">=</text:span></text:span><text:span text:style-name="T1"> </text:span><text:span text:style-name="kw1"><text:span text:style-name="T1">new</text:span></text:span><text:span text:style-name="T1"> box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obj.</text:span><text:span text:style-name="me1"><text:span text:style-name="T1">volume</text:span></text:span><text:span text:style-name="br0"><text:span text:style-name="T1">(20,30,40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.</text:span><text:span text:style-name="me1"><text:span text:style-name="T1">volume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/text:p>
      <text:p text:style-name="P1"><text:span text:style-name="T1"><text:s text:c="3"/></text:span><text:span text:style-name="br0"><text:span text:style-name="T1">}</text:span></text:span></text:p>
      <text:p text:style-name="P13"/>
      <text:p text:style-name="Normal_20__28_Web_29_">2. What is the output of this program?</text:p>
      <text:p text:style-name="P1"><text:span text:style-name="T1"><text:s text:c="4"/></text:span><text:span text:style-name="kw1"><text:span text:style-name="T1">class</text:span></text:span><text:span text:style-name="T1"> area </text:span><text:span text:style-name="br0"><text:span text:style-name="T1">{</text:span></text:span></text:p>
      <text:p text:style-name="P1"><text:span text:style-name="T1"><text:s text:c="8"/></text:span><text:span text:style-name="kw4"><text:span text:style-name="T1">int</text:span></text:span><text:span text:style-name="T1"> width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length</text:span><text:span text:style-name="sy0"><text:span text:style-name="T1">;</text:span></text:span></text:p>
      <text:p text:style-name="P1"><text:span text:style-name="T1"><text:s text:c="8"/></text:span><text:span text:style-name="kw4"><text:span text:style-name="T1">int</text:span></text:span><text:span text:style-name="T1"> area</text:span><text:span text:style-name="sy0"><text:span text:style-name="T1">;</text:span></text:span></text:p>
      <text:p text:style-name="P1"><text:span text:style-name="T1"><text:s text:c="8"/>public </text:span><text:span text:style-name="kw4"><text:span text:style-name="T1">void</text:span></text:span><text:span text:style-name="T1"> area</text:span><text:span text:style-name="br0"><text:span text:style-name="T1">(</text:span></text:span><text:span text:style-name="kw4"><text:span text:style-name="T1">int</text:span></text:span><text:span text:style-name="T1"> w, </text:span><text:span text:style-name="kw4"><text:span text:style-name="T1">int</text:span></text:span><text:span text:style-name="T1"> l</text:span><text:span text:style-name="br0"><text:span text:style-name="T1">)</text:span></text:span><text:span text:style-name="T1"> </text:span><text:span text:style-name="br0"><text:span text:style-name="T1">{</text:span></text:span></text:p>
      <text:p text:style-name="P1"><text:span text:style-name="T1"><text:s text:c="12"/></text:span><text:span text:style-name="me1"><text:span text:style-name="T1">width</text:span></text:span><text:span text:style-name="T1"> </text:span><text:span text:style-name="sy0"><text:span text:style-name="T1">=</text:span></text:span><text:span text:style-name="T1"> w</text:span><text:span text:style-name="sy0"><text:span text:style-name="T1">;</text:span></text:span></text:p>
      <text:p text:style-name="P1"><text:span text:style-name="T1"><text:s text:c="12"/></text:span><text:span text:style-name="kw1"><text:span text:style-name="T1">l</text:span></text:span><text:span text:style-name="me1"><text:span text:style-name="T1">ength</text:span></text:span><text:span text:style-name="T1"> </text:span><text:span text:style-name="sy0"><text:span text:style-name="T1">=</text:span></text:span><text:span text:style-name="T1"> l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/text:p>
      <text:p text:style-name="P2"> </text:p>
      <text:p text:style-name="P1"><text:span text:style-name="T1"><text:s text:c="4"/></text:span><text:span text:style-name="br0"><text:span text:style-name="T1">}</text:span></text:span><text:span text:style-name="T1"> <text:s text:c="3"/></text:span></text:p>
      <text:p text:style-name="P1"><text:span text:style-name="T1"><text:s text:c="4"/></text:span><text:span text:style-name="kw1"><text:span text:style-name="T1">class</text:span></text:span><text:span text:style-name="T1"> Output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area obj </text:span><text:span text:style-name="sy0"><text:span text:style-name="T1">=</text:span></text:span><text:span text:style-name="T1"> </text:span><text:span text:style-name="kw1"><text:span text:style-name="T1">new</text:span></text:span><text:span text:style-name="T1"> area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obj.</text:span><text:span text:style-name="me1"><text:span text:style-name="T1">area</text:span></text:span><text:span text:style-name="br0"><text:span text:style-name="T1">(</text:span></text:span><text:span text:style-name="nu0"><text:span text:style-name="T1">5</text:span></text:span><text:span text:style-name="T1"> , </text:span><text:span text:style-name="nu0"><text:span text:style-name="T1">6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.</text:span><text:span text:style-name="me1"><text:span text:style-name="T1">length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obj.</text:span><text:span text:style-name="me1"><text:span text:style-name="T1">width</text:span></text:span><text:span text:style-name="br0"><text:span text:style-name="T1">)</text:span></text:span><text:span text:style-name="sy0"><text:span text:style-name="T1">;</text:span></text:span><text:span text:style-name="T1"> <text:s text:c="7"/></text:span></text:p>
      <text:p text:style-name="P1"><text:span text:style-name="T1"><text:s text:c="8"/></text:span><text:span text:style-name="br0"><text:span text:style-name="T1">}</text:span></text:span><text:span text:style-name="T1"> </text:span></text:p>
      <text:p text:style-name="P1"><text:span text:style-name="T1"><text:s text:c="4"/></text:span><text:span text:style-name="br0"><text:span text:style-name="T1">}</text:span></text:span></text:p>
      <text:p text:style-name="P1"><text:span text:style-name="br0"><text:span text:style-name="T3"/></text:span></text:p>
      <text:p text:style-name="P1"><text:span text:style-name="br0"><text:span text:style-name="T1"/></text:span></text:p>
      <text:p text:style-name="P1"><text:span text:style-name="br0"><text:span text:style-name="T1">3.</text:span></text:span><text:span text:style-name="T1"> Arrays in Java are implemented as_____</text:span><text:span text:style-name="T2">Object</text:span><text:span text:style-name="T1">___<text:line-break/></text:span></text:p>
      <text:p text:style-name="P2"><text:soft-page-break/></text:p>
      <text:p text:style-name="P2"/>
      <text:p text:style-name="Standard"><text:span text:style-name="T3"><text:line-break/></text:span><text:span text:style-name="collapseomatic"><text:span text:style-name="T1"> </text:span></text:span></text:p>
      <text:p text:style-name="Normal_20__28_Web_29_"><text:span text:style-name="collapseomatic">4.</text:span> What is the output of this program?</text:p>
      <text:p text:style-name="P1"><text:span text:style-name="T1"><text:s text:c="4"/></text:span><text:span text:style-name="kw1"><text:span text:style-name="T1">class</text:span></text:span><text:span text:style-name="T1"> access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4"><text:span text:style-name="T1">int</text:span></text:span><text:span text:style-name="T1"> x</text:span><text:span text:style-name="sy0"><text:span text:style-name="T1">;</text:span></text:span></text:p>
      <text:p text:style-name="P1"><text:span text:style-name="T1"><text:s/><text:tab/></text:span><text:span text:style-name="kw1"><text:span text:style-name="T1">static</text:span></text:span><text:span text:style-name="T1"> </text:span><text:span text:style-name="kw4"><text:span text:style-name="T1">int</text:span></text:span><text:span text:style-name="T1"> y</text:span><text:span text:style-name="sy0"><text:span text:style-name="T1">;</text:span></text:span></text:p>
      <text:p text:style-name="P1"><text:span text:style-name="T1"><text:s text:c="8"/>public </text:span><text:span text:style-name="kw4"><text:span text:style-name="T1">void</text:span></text:span><text:span text:style-name="T1"> cal</text:span><text:span text:style-name="br0"><text:span text:style-name="T1">(</text:span></text:span><text:span text:style-name="kw4"><text:span text:style-name="T1">int</text:span></text:span><text:span text:style-name="T1"> a, </text:span><text:span text:style-name="kw4"><text:span text:style-name="T1">int</text:span></text:span><text:span text:style-name="T1"> b</text:span><text:span text:style-name="br0"><text:span text:style-name="T1">){</text:span></text:span></text:p>
      <text:p text:style-name="P1"><text:span text:style-name="T1"><text:s text:c="12"/>x </text:span><text:span text:style-name="sy0"><text:span text:style-name="T1">+=</text:span></text:span><text:span text:style-name="T1"> <text:s/>a </text:span><text:span text:style-name="sy0"><text:span text:style-name="T1">; <text:s/></text:span></text:span></text:p>
      <text:p text:style-name="P1"><text:span text:style-name="T1"><text:s text:c="12"/>y </text:span><text:span text:style-name="sy0"><text:span text:style-name="T1">+=</text:span></text:span><text:span text:style-name="T1"> <text:s/>b</text:span><text:span text:style-name="sy0"><text:span text:style-name="T1">; <text:s/></text:span></text:span></text:p>
      <text:p text:style-name="P1"><text:span text:style-name="T1"><text:s text:c="8"/></text:span><text:span text:style-name="br0"><text:span text:style-name="T1">}</text:span></text:span><text:span text:style-name="T1"> <text:s text:c="7"/></text:span></text:p>
      <text:p text:style-name="P1"><text:span text:style-name="T1"><text:s text:c="4"/></text:span><text:span text:style-name="br0"><text:span text:style-name="T1">}</text:span></text:span><text:span text:style-name="T1"> <text:s text:c="3"/></text:span></text:p>
      <text:p text:style-name="P1"><text:span text:style-name="T1"><text:s text:c="4"/></text:span><text:span text:style-name="kw1"><text:span text:style-name="T1">class</text:span></text:span><text:span text:style-name="T1"> static_specifier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access obj1 </text:span><text:span text:style-name="sy0"><text:span text:style-name="T1">=</text:span></text:span><text:span text:style-name="T1"> </text:span><text:span text:style-name="kw1"><text:span text:style-name="T1">new</text:span></text:span><text:span text:style-name="T1"> access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access obj2 </text:span><text:span text:style-name="sy0"><text:span text:style-name="T1">=</text:span></text:span><text:span text:style-name="T1"> </text:span><text:span text:style-name="kw1"><text:span text:style-name="T1">new</text:span></text:span><text:span text:style-name="T1"> access</text:span><text:span text:style-name="br0"><text:span text:style-name="T1">()</text:span></text:span><text:span text:style-name="sy0"><text:span text:style-name="T1">;</text:span></text:span><text:span text:style-name="T1"> <text:s text:c="2"/></text:span></text:p>
      <text:p text:style-name="P1"><text:span text:style-name="T1"><text:s text:c="12"/>obj1.</text:span><text:span text:style-name="me1"><text:span text:style-name="T1">x</text:span></text:span><text:span text:style-name="T1"> </text:span><text:span text:style-name="sy0"><text:span text:style-name="T1">=</text:span></text:span><text:span text:style-name="T1"> </text:span><text:span text:style-name="nu0"><text:span text:style-name="T1">0</text:span></text:span><text:span text:style-name="sy0"><text:span text:style-name="T1">;</text:span></text:span></text:p>
      <text:p text:style-name="P1"><text:span text:style-name="T1"><text:s text:c="12"/>obj1.</text:span><text:span text:style-name="me1"><text:span text:style-name="T1">y</text:span></text:span><text:span text:style-name="T1"> </text:span><text:span text:style-name="sy0"><text:span text:style-name="T1">=</text:span></text:span><text:span text:style-name="T1"> </text:span><text:span text:style-name="nu0"><text:span text:style-name="T1">0</text:span></text:span><text:span text:style-name="sy0"><text:span text:style-name="T1">;</text:span></text:span></text:p>
      <text:p text:style-name="P1"><text:span text:style-name="T1"><text:s text:c="12"/>obj1.</text:span><text:span text:style-name="me1"><text:span text:style-name="T1">cal</text:span></text:span><text:span text:style-name="br0"><text:span text:style-name="T1">(</text:span></text:span><text:span text:style-name="nu0"><text:span text:style-name="T1">1</text:span></text:span><text:span text:style-name="T1">, </text:span><text:span text:style-name="nu0"><text:span text:style-name="T1">2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obj2.</text:span><text:span text:style-name="me1"><text:span text:style-name="T1">x</text:span></text:span><text:span text:style-name="T1"> </text:span><text:span text:style-name="sy0"><text:span text:style-name="T1">=</text:span></text:span><text:span text:style-name="T1"> </text:span><text:span text:style-name="nu0"><text:span text:style-name="T1">0</text:span></text:span><text:span text:style-name="sy0"><text:span text:style-name="T1">;</text:span></text:span></text:p>
      <text:p text:style-name="P1"><text:span text:style-name="T1"><text:s text:c="12"/>obj2.</text:span><text:span text:style-name="me1"><text:span text:style-name="T1">cal</text:span></text:span><text:span text:style-name="br0"><text:span text:style-name="T1">(</text:span></text:span><text:span text:style-name="nu0"><text:span text:style-name="T1">2</text:span></text:span><text:span text:style-name="T1">, </text:span><text:span text:style-name="nu0"><text:span text:style-name="T1">3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1.</text:span><text:span text:style-name="me1"><text:span text:style-name="T1">x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obj2.</text:span><text:span text:style-name="me1"><text:span text:style-name="T1">y</text:span></text:span><text:span text:style-name="br0"><text:span text:style-name="T1">)</text:span></text:span><text:span text:style-name="sy0"><text:span text:style-name="T1">;</text:span></text:span><text:span text:style-name="T1"> <text:s text:c="4"/></text:span></text:p>
      <text:p text:style-name="P1"><text:span text:style-name="T1"><text:s text:c="8"/></text:span><text:span text:style-name="br0"><text:span text:style-name="T1">}</text:span></text:span></text:p>
      <text:p text:style-name="P1"><text:span text:style-name="T1"><text:s text:c="3"/></text:span><text:span text:style-name="br0"><text:span text:style-name="T1">}</text:span></text:span></text:p>
      <text:p text:style-name="P1"><text:span text:style-name="br0"><text:span text:style-name="T1"/></text:span></text:p>
      <text:p text:style-name="P1"><text:span text:style-name="br0"><text:span text:style-name="T3"><text:s/></text:span></text:span></text:p>
      <text:p text:style-name="P1"><text:span text:style-name="br0"><text:span text:style-name="T3"/></text:span></text:p>
      <text:p text:style-name="P1"><text:span text:style-name="kw4"><text:span text:style-name="T3">5</text:span></text:span><text:span text:style-name="T1"> What is the output of this program?</text:span></text:p>
      <text:p text:style-name="P1"><text:span text:style-name="kw1"><text:span text:style-name="T1"><text:tab/>class</text:span></text:span><text:span text:style-name="T1"> access</text:span><text:span text:style-name="br0"><text:span text:style-name="T1">{</text:span></text:span></text:p>
      <text:p text:style-name="P1"><text:span text:style-name="T1"><text:s text:c="7"/></text:span><text:span text:style-name="kw1"><text:span text:style-name="T1">static</text:span></text:span><text:span text:style-name="T1"> </text:span><text:span text:style-name="kw4"><text:span text:style-name="T1">int</text:span></text:span><text:span text:style-name="T1"> x</text:span><text:span text:style-name="sy0"><text:span text:style-name="T1">;</text:span></text:span></text:p>
      <text:p text:style-name="P1"><text:span text:style-name="T1"><text:s text:c="7"/>public void </text:span><text:span text:style-name="kw4"><text:span text:style-name="T1">void</text:span></text:span><text:span text:style-name="T1"> increment</text:span><text:span text:style-name="br0"><text:span text:style-name="T1">(){</text:span></text:span></text:p>
      <text:p text:style-name="P1"><text:span text:style-name="T1"><text:s text:c="11"/>x</text:span><text:span text:style-name="sy0"><text:span text:style-name="T1">++;</text:span></text:span></text:p>
      <text:p text:style-name="P1"><text:span text:style-name="T1"><text:s text:c="7"/></text:span><text:span text:style-name="br0"><text:span text:style-name="T1">}</text:span></text:span><text:span text:style-name="T1"> <text:s text:c="2"/></text:span></text:p>
      <text:p text:style-name="P1"><text:span text:style-name="T1"><text:s text:c="5"/></text:span><text:span text:style-name="br0"><text:span text:style-name="T1">}</text:span></text:span><text:span text:style-name="T1"> <text:s text:c="2"/></text:span></text:p>
      <text:p text:style-name="P1"><text:span text:style-name="T1"><text:s text:c="4"/></text:span><text:span text:style-name="kw1"><text:span text:style-name="T1">class</text:span></text:span><text:span text:style-name="T1"> static_use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access obj1 </text:span><text:span text:style-name="sy0"><text:span text:style-name="T1">=</text:span></text:span><text:span text:style-name="T1"> </text:span><text:span text:style-name="kw1"><text:span text:style-name="T1">new</text:span></text:span><text:span text:style-name="T1"> access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access obj2 </text:span><text:span text:style-name="sy0"><text:span text:style-name="T1">=</text:span></text:span><text:span text:style-name="T1"> </text:span><text:span text:style-name="kw1"><text:span text:style-name="T1">new</text:span></text:span><text:span text:style-name="T1"> access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obj1.</text:span><text:span text:style-name="me1"><text:span text:style-name="T1">x</text:span></text:span><text:span text:style-name="T1"> </text:span><text:span text:style-name="sy0"><text:span text:style-name="T1">=</text:span></text:span><text:span text:style-name="T1"> </text:span><text:span text:style-name="nu0"><text:span text:style-name="T1">0</text:span></text:span><text:span text:style-name="sy0"><text:span text:style-name="T1">;</text:span></text:span><text:span text:style-name="T1"> <text:s text:c="2"/></text:span></text:p>
      <text:p text:style-name="P1"><text:span text:style-name="T1"><text:s text:c="12"/>obj1.</text:span><text:span text:style-name="me1"><text:span text:style-name="T1">increment</text:span>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obj2.</text:span><text:span text:style-name="me1"><text:span text:style-name="T1">increment</text:span>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1.</text:span><text:span text:style-name="me1"><text:span text:style-name="T1">x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obj2.</text:span><text:span text:style-name="me1"><text:span text:style-name="T1">x</text:span></text:span><text:span text:style-name="br0"><text:span text:style-name="T1">)</text:span></text:span><text:span text:style-name="sy0"><text:span text:style-name="T1">;</text:span></text:span></text:p>
      <text:p text:style-name="P1"><text:soft-page-break/><text:span text:style-name="T1"><text:s text:c="12"/></text:span><text:span text:style-name="br0"><text:span text:style-name="T1">} } <text:s/></text:span></text:span></text:p>
      <text:p text:style-name="P1"><text:span text:style-name="br0"><text:span text:style-name="T1"/></text:span></text:p>
      <text:p text:style-name="P3"/>
      <text:p text:style-name="P2"/>
      <text:p text:style-name="Normal_20__28_Web_29_">6 What is the output of this program?</text:p>
      <text:p text:style-name="P1"><text:span text:style-name="T1"><text:s text:c="4"/></text:span><text:span text:style-name="kw1"><text:span text:style-name="T1">class</text:span></text:span><text:span text:style-name="T1"> static_out </text:span><text:span text:style-name="br0"><text:span text:style-name="T1">{</text:span></text:span></text:p>
      <text:p text:style-name="P1"><text:span text:style-name="T1"><text:s text:c="8"/></text:span><text:span text:style-name="kw1"><text:span text:style-name="T1">static</text:span></text:span><text:span text:style-name="T1"> </text:span><text:span text:style-name="kw4"><text:span text:style-name="T1">int</text:span></text:span><text:span text:style-name="T1"> x</text:span><text:span text:style-name="sy0"><text:span text:style-name="T1">;</text:span></text:span></text:p>
      <text:p text:style-name="P1"><text:span text:style-name="T1"><text:s/><text:tab/></text:span><text:span text:style-name="kw1"><text:span text:style-name="T1">static</text:span></text:span><text:span text:style-name="T1"> </text:span><text:span text:style-name="kw4"><text:span text:style-name="T1">int</text:span></text:span><text:span text:style-name="T1"> y</text:span><text:span text:style-name="sy0"><text:span text:style-name="T1">;</text:span></text:span></text:p>
      <text:p text:style-name="P1"><text:span text:style-name="T1"><text:s text:c="8"/></text:span><text:span text:style-name="kw4"><text:span text:style-name="T1">void</text:span></text:span><text:span text:style-name="T1"> add</text:span><text:span text:style-name="br0"><text:span text:style-name="T1">(</text:span></text:span><text:span text:style-name="kw4"><text:span text:style-name="T1">int</text:span></text:span><text:span text:style-name="T1"> a , </text:span><text:span text:style-name="kw4"><text:span text:style-name="T1">int</text:span></text:span><text:span text:style-name="T1"> b</text:span><text:span text:style-name="br0"><text:span text:style-name="T1">){</text:span></text:span></text:p>
      <text:p text:style-name="P1"><text:span text:style-name="T1"><text:s text:c="12"/>x </text:span><text:span text:style-name="sy0"><text:span text:style-name="T1">=</text:span></text:span><text:span text:style-name="T1"> a </text:span><text:span text:style-name="sy0"><text:span text:style-name="T1">+</text:span></text:span><text:span text:style-name="T1"> b</text:span><text:span text:style-name="sy0"><text:span text:style-name="T1">;</text:span></text:span></text:p>
      <text:p text:style-name="P1"><text:span text:style-name="T1"><text:s text:c="12"/>y </text:span><text:span text:style-name="sy0"><text:span text:style-name="T1">=</text:span></text:span><text:span text:style-name="T1"> x </text:span><text:span text:style-name="sy0"><text:span text:style-name="T1">+</text:span></text:span><text:span text:style-name="T1"> b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/text:p>
      <text:p text:style-name="P1"><text:span text:style-name="T1"><text:s text:c="4"/></text:span><text:span text:style-name="br0"><text:span text:style-name="T1">}</text:span></text:span><text:span text:style-name="T1"> <text:s text:c="3"/></text:span></text:p>
      <text:p text:style-name="P1"><text:span text:style-name="T1"><text:s text:c="4"/></text:span><text:span text:style-name="kw1"><text:span text:style-name="T1">class</text:span></text:span><text:span text:style-name="T1"> static_use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static_out obj1 </text:span><text:span text:style-name="sy0"><text:span text:style-name="T1">=</text:span></text:span><text:span text:style-name="T1"> </text:span><text:span text:style-name="kw1"><text:span text:style-name="T1">new</text:span></text:span><text:span text:style-name="T1"> static_out</text:span><text:span text:style-name="br0"><text:span text:style-name="T1">()</text:span></text:span><text:span text:style-name="sy0"><text:span text:style-name="T1">;</text:span></text:span></text:p>
      <text:p text:style-name="P1"><text:span text:style-name="T1"><text:s text:c="12"/>static_out obj2 </text:span><text:span text:style-name="sy0"><text:span text:style-name="T1">=</text:span></text:span><text:span text:style-name="T1"> </text:span><text:span text:style-name="kw1"><text:span text:style-name="T1">new</text:span></text:span><text:span text:style-name="T1"> static_out</text:span><text:span text:style-name="br0"><text:span text:style-name="T1">()</text:span></text:span><text:span text:style-name="sy0"><text:span text:style-name="T1">;</text:span></text:span><text:span text:style-name="T1"> <text:s text:c="2"/></text:span></text:p>
      <text:p text:style-name="P1"><text:span text:style-name="T1"><text:s text:c="12"/></text:span><text:span text:style-name="kw4"><text:span text:style-name="T1">int</text:span></text:span><text:span text:style-name="T1"> a </text:span><text:span text:style-name="sy0"><text:span text:style-name="T1">=</text:span></text:span><text:span text:style-name="T1"> </text:span><text:span text:style-name="nu0"><text:span text:style-name="T1">2</text:span></text:span><text:span text:style-name="sy0"><text:span text:style-name="T1">;</text:span></text:span></text:p>
      <text:p text:style-name="P1"><text:span text:style-name="T1"><text:s text:c="12"/>obj1.</text:span><text:span text:style-name="me1"><text:span text:style-name="T1">add</text:span></text:span><text:span text:style-name="br0"><text:span text:style-name="T1">(</text:span></text:span><text:span text:style-name="T1">a, a </text:span><text:span text:style-name="sy0"><text:span text:style-name="T1">+</text:span></text:span><text:span text:style-name="T1"> </text:span><text:span text:style-name="nu0"><text:span text:style-name="T1">1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obj2.</text:span><text:span text:style-name="me1"><text:span text:style-name="T1">add</text:span></text:span><text:span text:style-name="br0"><text:span text:style-name="T1">(</text:span></text:span><text:span text:style-name="nu0"><text:span text:style-name="T1">5</text:span></text:span><text:span text:style-name="T1">, a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obj1.</text:span><text:span text:style-name="me1"><text:span text:style-name="T1">x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obj2.</text:span><text:span text:style-name="me1"><text:span text:style-name="T1">y</text:span></text:span><text:span text:style-name="br0"><text:span text:style-name="T1">)</text:span></text:span><text:span text:style-name="sy0"><text:span text:style-name="T1">;</text:span></text:span><text:span text:style-name="T1"> <text:s text:c="4"/></text:span></text:p>
      <text:p text:style-name="P1"><text:span text:style-name="T1"><text:s text:c="8"/></text:span><text:span text:style-name="br0"><text:span text:style-name="T1">}</text:span></text:span></text:p>
      <text:p text:style-name="P1"><text:span text:style-name="T1"><text:s text:c="3"/></text:span><text:span text:style-name="br0"><text:span text:style-name="T1">}</text:span></text:span></text:p>
      <text:p text:style-name="P3"/>
      <text:p text:style-name="P2"/>
      <text:p text:style-name="Normal_20__28_Web_29_">7 What is the output of this program?</text:p>
      <text:p text:style-name="P1"><text:span text:style-name="T1"><text:s text:c="4"/></text:span><text:span text:style-name="kw1"><text:span text:style-name="T1">class</text:span></text:span><text:span text:style-name="T1"> Output </text:span><text:span text:style-name="br0"><text:span text:style-name="T1">{</text:span></text:span></text:p>
      <text:p text:style-name="P1"><text:span text:style-name="T1"><text:s text:c="8"/></text:span><text:span text:style-name="kw1"><text:span text:style-name="T1">public</text:span></text:span><text:span text:style-name="T1"> </text:span><text:span text:style-name="kw1"><text:span text:style-name="T1">static</text:span></text:span><text:span text:style-name="T1"> </text:span><text:span text:style-name="kw4"><text:span text:style-name="T1">void</text:span></text:span><text:span text:style-name="T1"> main</text:span><text:span text:style-name="br0"><text:span text:style-name="T1">(</text:span></text:span><text:span text:style-name="kw3"><text:span text:style-name="T1">String</text:span></text:span><text:span text:style-name="T1"> args</text:span><text:span text:style-name="br0"><text:span text:style-name="T1">[])</text:span></text:span></text:p>
      <text:p text:style-name="P1"><text:span text:style-name="T1"><text:s text:c="8"/></text:span><text:span text:style-name="br0"><text:span text:style-name="T1">{</text:span></text:span></text:p>
      <text:p text:style-name="P1"><text:span text:style-name="T1"><text:s text:c="12"/></text:span><text:span text:style-name="kw4"><text:span text:style-name="T1">int</text:span></text:span><text:span text:style-name="T1"> a1</text:span><text:span text:style-name="br0"><text:span text:style-name="T1">[]</text:span></text:span><text:span text:style-name="T1"> </text:span><text:span text:style-name="sy0"><text:span text:style-name="T1">=</text:span></text:span><text:span text:style-name="T1"> </text:span><text:span text:style-name="kw1"><text:span text:style-name="T1">new</text:span></text:span><text:span text:style-name="T1"> </text:span><text:span text:style-name="kw4"><text:span text:style-name="T1">int</text:span></text:span><text:span text:style-name="br0"><text:span text:style-name="T1">[</text:span></text:span><text:span text:style-name="nu0"><text:span text:style-name="T1">10</text:span></text:span><text:span text:style-name="br0"><text:span text:style-name="T1">]</text:span></text:span><text:span text:style-name="sy0"><text:span text:style-name="T1">;</text:span></text:span></text:p>
      <text:p text:style-name="P1"><text:span text:style-name="T1"><text:s text:c="12"/></text:span><text:span text:style-name="kw4"><text:span text:style-name="T1">int</text:span></text:span><text:span text:style-name="T1"> a2</text:span><text:span text:style-name="br0"><text:span text:style-name="T1">[]</text:span></text:span><text:span text:style-name="T1"> </text:span><text:span text:style-name="sy0"><text:span text:style-name="T1">=</text:span></text:span><text:span text:style-name="T1"> </text:span><text:span text:style-name="br0"><text:span text:style-name="T1">{</text:span></text:span><text:span text:style-name="nu0"><text:span text:style-name="T1">1</text:span></text:span><text:span text:style-name="T1">, </text:span><text:span text:style-name="nu0"><text:span text:style-name="T1">2</text:span></text:span><text:span text:style-name="T1">, </text:span><text:span text:style-name="nu0"><text:span text:style-name="T1">3</text:span></text:span><text:span text:style-name="T1">, </text:span><text:span text:style-name="nu0"><text:span text:style-name="T1">4</text:span></text:span><text:span text:style-name="T1">, </text:span><text:span text:style-name="nu0"><text:span text:style-name="T1">5</text:span></text:span><text:span text:style-name="br0"><text:span text:style-name="T1">}</text:span></text:span><text:span text:style-name="sy0"><text:span text:style-name="T1">;</text:span></text:span></text:p>
      <text:p text:style-name="P1"><text:span text:style-name="T1"><text:s text:c="12"/></text:span><text:span text:style-name="kw3"><text:span text:style-name="T1">System</text:span></text:span><text:span text:style-name="T1">.</text:span><text:span text:style-name="me1"><text:span text:style-name="T1">out</text:span></text:span><text:span text:style-name="T1">.</text:span><text:span text:style-name="me1"><text:span text:style-name="T1">println</text:span></text:span><text:span text:style-name="br0"><text:span text:style-name="T1">(</text:span></text:span><text:span text:style-name="T1">a1.</text:span><text:span text:style-name="me1"><text:span text:style-name="T1">length</text:span></text:span><text:span text:style-name="T1"> </text:span><text:span text:style-name="sy0"><text:span text:style-name="T1">+</text:span></text:span><text:span text:style-name="T1"> </text:span><text:span text:style-name="st0"><text:span text:style-name="T1">" "</text:span></text:span><text:span text:style-name="T1"> </text:span><text:span text:style-name="sy0"><text:span text:style-name="T1">+</text:span></text:span><text:span text:style-name="T1"> a2.</text:span><text:span text:style-name="me1"><text:span text:style-name="T1">length</text:span></text:span><text:span text:style-name="br0"><text:span text:style-name="T1">)</text:span></text:span><text:span text:style-name="sy0"><text:span text:style-name="T1">;</text:span></text:span></text:p>
      <text:p text:style-name="P1"><text:span text:style-name="T1"><text:s text:c="8"/></text:span><text:span text:style-name="br0"><text:span text:style-name="T1">}</text:span></text:span><text:span text:style-name="T1"> </text:span></text:p>
      <text:p text:style-name="P1"><text:span text:style-name="T1"><text:s text:c="4"/></text:span><text:span text:style-name="br0"><text:span text:style-name="T1">}</text:span></text:span></text:p>
      <text:p text:style-name="P3"/>
      <text:p text:style-name="P2"/>
      <text:p text:style-name="P2"><text:s text:c="3"/></text:p>
      <text:p text:style-name="P3"/>
      <text:p text:style-name="P16">8. What will be the output of the following program</text:p>
      <text:p text:style-name="P8"><text:span text:style-name="T5">public class Time {<text:line-break/>    int a = 50;<text:line-break/>    int b = 10;<text:line-break/>    public static void main(String args[]) {<text:line-break/></text:span><text:soft-page-break/><text:span text:style-name="T5">        a += b--;<text:line-break/>        System.out.println(a);<text:line-break/>    }<text:line-break/>}</text:span></text:p>
      <text:list xml:id="list3505365897" text:style-name="WWNum10">
        <text:list-header>
          <text:p text:style-name="P11"/>
        </text:list-header>
      </text:list>
      <text:p text:style-name="P7"><text:span text:style-name="T3">9.</text:span><text:span text:style-name="T8"> </text:span><text:span text:style-name="T4">What will be the output of the following program</text:span></text:p>
      <text:p text:style-name="P6"><text:span text:style-name="T10">public</text:span><text:span text:style-name="T9"> </text:span><text:span text:style-name="T10">class</text:span><text:span text:style-name="T9"> sketch {</text:span></text:p>
      <text:p text:style-name="P6"><text:span text:style-name="T9"><text:s text:c="4"/></text:span><text:span text:style-name="T10">static</text:span><text:span text:style-name="T9"> </text:span><text:span text:style-name="T10">int</text:span><text:span text:style-name="T9"> </text:span><text:span text:style-name="T11">ad</text:span><text:span text:style-name="T9"> = 100;</text:span></text:p>
      <text:p text:style-name="P6"><text:span text:style-name="T9"><text:s text:c="4"/></text:span><text:span text:style-name="T10">static</text:span><text:span text:style-name="T9"> </text:span><text:span text:style-name="T10">int</text:span><text:span text:style-name="T9"> </text:span><text:span text:style-name="T11">bc</text:span><text:span text:style-name="T9"> = 200;</text:span></text:p>
      <text:p text:style-name="P6"><text:span text:style-name="T9"><text:s text:c="4"/></text:span><text:span text:style-name="T10">static</text:span><text:span text:style-name="T9"> {</text:span></text:p>
      <text:p text:style-name="P6"><text:span text:style-name="T9"><text:s text:c="8"/></text:span><text:span text:style-name="T11">ad</text:span><text:span text:style-name="T9"> += 1; </text:span></text:p>
      <text:p text:style-name="P6"><text:span text:style-name="T9"><text:s text:c="8"/></text:span><text:span text:style-name="T11">bc</text:span><text:span text:style-name="T9"> += 1; </text:span></text:p>
      <text:p text:style-name="P17"><text:s text:c="4"/>}</text:p>
      <text:p text:style-name="P6"><text:span text:style-name="T9"><text:s text:c="4"/></text:span><text:span text:style-name="T10">public</text:span><text:span text:style-name="T9"> </text:span><text:span text:style-name="T10">static</text:span><text:span text:style-name="T9"> </text:span><text:span text:style-name="T10">void</text:span><text:span text:style-name="T9"> main(String args[]) {</text:span></text:p>
      <text:p text:style-name="P6"><text:span text:style-name="T9"><text:s text:c="8"/></text:span><text:span text:style-name="T11">ad</text:span><text:span text:style-name="T9"> += 5; </text:span></text:p>
      <text:p text:style-name="P6"><text:span text:style-name="T9"><text:s text:c="8"/></text:span><text:span text:style-name="T11">bc</text:span><text:span text:style-name="T9"> += 10; <text:s/></text:span></text:p>
      <text:p text:style-name="P6"><text:span text:style-name="T9"><text:s text:c="8"/>System.</text:span><text:span text:style-name="T12">out</text:span><text:span text:style-name="T9">.println(</text:span><text:span text:style-name="T11">ad</text:span><text:span text:style-name="T9"> + </text:span><text:span text:style-name="T11">bc</text:span><text:span text:style-name="T9">);</text:span></text:p>
      <text:p text:style-name="P17"><text:s text:c="4"/>}</text:p>
      <text:p text:style-name="P17"><text:s text:c="3"/></text:p>
      <text:p text:style-name="P15">}</text:p>
      <text:p text:style-name="Standard"><text:span text:style-name="T7">10.What will this code print?<text:line-break/></text:span><text:span text:style-name="T6"> <text:s text:c="3"/>int arr[] = new int [5];<text:line-break/> <text:s text:c="3"/>System.out.print(arr);…………………………..</text:span></text:p>
      <text:p text:style-name="P14"><text:s text:c="4"/>System.out.print(arr[0]);……………………………..</text:p>
      <text:p text:style-name="P14"><text:s text:c="4"/>System.out.print(arr.length);…</text:p>
      <text:p text:style-name="P5"/>
      <text:p text:style-name="Standard">11. <text:span text:style-name="T7">What will this code print?<text:line-break/></text:span><text:span text:style-name="T6"> <text:s text:c="4"/>String arr[] = new String [5];<text:line-break/> <text:s text:c="4"/>System.out.print(arr);………</text:span><text:span text:style-name="T13"> </text:span><text:span text:style-name="T6"><text:s text:c="2"/></text:span></text:p>
      <text:p text:style-name="P14"><text:s text:c="5"/>System.out.print(arr[0]);……………………………..</text:p>
      <text:p text:style-name="P14"><text:s text:c="5"/>System.out.print(arr.length);……</text:p>
      <text:p text:style-name="P5"/>
      <text:p text:style-name="Standard"><text:span text:style-name="T7">12. What will this code print?<text:line-break/></text:span><text:span text:style-name="T6"> <text:s text:c="4"/>String arr[][] = new String [5][];<text:line-break/> <text:s text:c="4"/>System.out.print(arr);………</text:span><text:span text:style-name="T13"> </text:span></text:p>
      <text:p text:style-name="P14"><text:soft-page-break/><text:s text:c="5"/>System.out.print(arr[0][0]);…………………………..</text:p>
      <text:p text:style-name="P14"><text:s text:c="5"/>System.out.print(arr[0]);………………………….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collapseomatic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w1" style:family="text" style:parent-style-name="Default_20_Paragraph_20_Font"/>
    <style:style style:name="br0" style:family="text" style:parent-style-name="Default_20_Paragraph_20_Font"/>
    <style:style style:name="kw4" style:family="text" style:parent-style-name="Default_20_Paragraph_20_Font"/>
    <style:style style:name="sy0" style:family="text" style:parent-style-name="Default_20_Paragraph_20_Font"/>
    <style:style style:name="kw3" style:family="text" style:parent-style-name="Default_20_Paragraph_20_Font"/>
    <style:style style:name="me1" style:family="text" style:parent-style-name="Default_20_Paragraph_20_Font"/>
    <style:style style:name="nu0" style:family="text" style:parent-style-name="Default_20_Paragraph_20_Font"/>
    <style:style style:name="st0" style:family="text" style:parent-style-name="Default_20_Paragraph_20_Font"/>
    <style:style style:name="kwd" style:family="text" style:parent-style-name="Default_20_Paragraph_20_Font"/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li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haveta</meta:initial-creator>
    <meta:editing-cycles>10</meta:editing-cycles>
    <meta:creation-date>2017-10-15T19:30:00</meta:creation-date>
    <dc:date>2022-03-11T21:41:27.323000000</dc:date>
    <meta:editing-duration>PT17M55S</meta:editing-duration>
    <meta:generator>LibreOffice/6.3.4.2$Windows_X86_64 LibreOffice_project/60da17e045e08f1793c57c00ba83cdfce946d0aa</meta:generator>
    <meta:document-statistic meta:table-count="0" meta:image-count="0" meta:object-count="0" meta:page-count="5" meta:paragraph-count="137" meta:word-count="476" meta:character-count="3778" meta:non-whitespace-character-count="23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